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Utils.getEnumType( Class &lt; ? &gt; targe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sionUtils.canConvertElements( @ Nullable TypeDescriptor sourceElementType , @ Nullable TypeDescriptor targetElementType , ConversionService conversionServi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versionUtils.invokeConverter( GenericConverter converter , @ Nullable Object source , TypeDescriptor sourceType , TypeDescriptor targe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